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top="0in" fo:margin-bottom="0in" loext:contextual-spacing="false" fo:line-height="150%"/>
      <style:text-properties officeooo:rsid="001fd344" officeooo:paragraph-rsid="00216fab"/>
    </style:style>
    <style:style style:name="P2" style:family="paragraph" style:parent-style-name="Text_20_body" style:list-style-name="L1">
      <style:paragraph-properties fo:margin-top="0in" fo:margin-bottom="0in" loext:contextual-spacing="false" fo:line-height="150%"/>
      <style:text-properties officeooo:rsid="0022b553" officeooo:paragraph-rsid="0022b553"/>
    </style:style>
    <style:style style:name="P3" style:family="paragraph" style:parent-style-name="Text_20_body" style:list-style-name="L1">
      <style:paragraph-properties fo:margin-top="0in" fo:margin-bottom="0in" loext:contextual-spacing="false" fo:line-height="150%"/>
      <style:text-properties officeooo:rsid="0023a7b5" officeooo:paragraph-rsid="0023a7b5"/>
    </style:style>
    <style:style style:name="P4" style:family="paragraph" style:parent-style-name="Text_20_body" style:list-style-name="L1">
      <style:paragraph-properties fo:margin-top="0in" fo:margin-bottom="0in" loext:contextual-spacing="false" fo:line-height="150%"/>
      <style:text-properties officeooo:rsid="0024d11d" officeooo:paragraph-rsid="0024d11d"/>
    </style:style>
    <style:style style:name="P5" style:family="paragraph" style:parent-style-name="Text_20_body" style:list-style-name="L1">
      <style:paragraph-properties fo:margin-top="0in" fo:margin-bottom="0in" loext:contextual-spacing="false" fo:line-height="150%"/>
      <style:text-properties officeooo:rsid="0024d11d" officeooo:paragraph-rsid="0047461b"/>
    </style:style>
    <style:style style:name="P6" style:family="paragraph" style:parent-style-name="Text_20_body" style:list-style-name="L1">
      <style:paragraph-properties fo:margin-top="0in" fo:margin-bottom="0in" loext:contextual-spacing="false" fo:line-height="150%"/>
      <style:text-properties officeooo:rsid="0024f3eb" officeooo:paragraph-rsid="0024f3eb"/>
    </style:style>
    <style:style style:name="P7" style:family="paragraph" style:parent-style-name="Text_20_body">
      <style:paragraph-properties fo:margin-top="0in" fo:margin-bottom="0in" loext:contextual-spacing="false" fo:line-height="150%"/>
      <style:text-properties officeooo:rsid="0024f3eb" officeooo:paragraph-rsid="0024f3eb"/>
    </style:style>
    <style:style style:name="P8" style:family="paragraph" style:parent-style-name="Text_20_body" style:list-style-name="L1">
      <style:paragraph-properties fo:margin-top="0in" fo:margin-bottom="0in" loext:contextual-spacing="false" fo:line-height="150%"/>
      <style:text-properties officeooo:rsid="002758fa" officeooo:paragraph-rsid="002758fa"/>
    </style:style>
    <style:style style:name="P9" style:family="paragraph" style:parent-style-name="Text_20_body" style:list-style-name="L1">
      <style:paragraph-properties fo:margin-top="0in" fo:margin-bottom="0in" loext:contextual-spacing="false" fo:line-height="150%"/>
      <style:text-properties officeooo:rsid="002758fa" officeooo:paragraph-rsid="0049444c"/>
    </style:style>
    <style:style style:name="P10" style:family="paragraph" style:parent-style-name="Text_20_body" style:list-style-name="L1">
      <style:paragraph-properties fo:margin-top="0in" fo:margin-bottom="0in" loext:contextual-spacing="false" fo:line-height="150%"/>
      <style:text-properties officeooo:rsid="00283d96" officeooo:paragraph-rsid="004a20ba"/>
    </style:style>
    <style:style style:name="P11" style:family="paragraph" style:parent-style-name="Text_20_body" style:list-style-name="L1">
      <style:paragraph-properties fo:margin-top="0in" fo:margin-bottom="0in" loext:contextual-spacing="false" fo:line-height="150%"/>
      <style:text-properties officeooo:rsid="002e579d" officeooo:paragraph-rsid="002e579d"/>
    </style:style>
    <style:style style:name="P12" style:family="paragraph" style:parent-style-name="Text_20_body" style:list-style-name="L1">
      <style:paragraph-properties fo:margin-top="0in" fo:margin-bottom="0in" loext:contextual-spacing="false" fo:line-height="150%"/>
      <style:text-properties officeooo:rsid="002f3f32" officeooo:paragraph-rsid="002e579d"/>
    </style:style>
    <style:style style:name="P13" style:family="paragraph" style:parent-style-name="Text_20_body" style:list-style-name="L1">
      <style:paragraph-properties fo:margin-top="0in" fo:margin-bottom="0in" loext:contextual-spacing="false" fo:line-height="150%"/>
      <style:text-properties officeooo:rsid="002f3f32" officeooo:paragraph-rsid="004a9878"/>
    </style:style>
    <style:style style:name="P14" style:family="paragraph" style:parent-style-name="Text_20_body" style:list-style-name="L1">
      <style:paragraph-properties fo:margin-top="0in" fo:margin-bottom="0in" loext:contextual-spacing="false" fo:line-height="150%"/>
      <style:text-properties officeooo:rsid="0030f60e" officeooo:paragraph-rsid="0030f60e"/>
    </style:style>
    <style:style style:name="P15" style:family="paragraph" style:parent-style-name="Text_20_body" style:list-style-name="L1">
      <style:paragraph-properties fo:margin-top="0in" fo:margin-bottom="0in" loext:contextual-spacing="false" fo:line-height="150%"/>
      <style:text-properties officeooo:rsid="0030f60e" officeooo:paragraph-rsid="004a9878"/>
    </style:style>
    <style:style style:name="P16" style:family="paragraph" style:parent-style-name="Text_20_body" style:list-style-name="L1">
      <style:paragraph-properties fo:margin-top="0in" fo:margin-bottom="0in" loext:contextual-spacing="false" fo:line-height="150%"/>
      <style:text-properties officeooo:rsid="00361f80" officeooo:paragraph-rsid="00361f80"/>
    </style:style>
    <style:style style:name="P17" style:family="paragraph" style:parent-style-name="Text_20_body" style:list-style-name="L1">
      <style:paragraph-properties fo:margin-top="0in" fo:margin-bottom="0in" loext:contextual-spacing="false" fo:line-height="150%"/>
      <style:text-properties officeooo:rsid="00361f80" officeooo:paragraph-rsid="004a9878"/>
    </style:style>
    <style:style style:name="P18" style:family="paragraph" style:parent-style-name="Text_20_body" style:list-style-name="L1">
      <style:paragraph-properties fo:margin-top="0in" fo:margin-bottom="0in" loext:contextual-spacing="false" fo:line-height="150%"/>
      <style:text-properties fo:font-style="normal" officeooo:rsid="003912f4" officeooo:paragraph-rsid="003912f4" style:font-style-asian="normal" style:font-style-complex="normal"/>
    </style:style>
    <style:style style:name="P19" style:family="paragraph" style:parent-style-name="Text_20_body" style:list-style-name="L1">
      <style:paragraph-properties fo:margin-top="0in" fo:margin-bottom="0in" loext:contextual-spacing="false" fo:line-height="150%"/>
      <style:text-properties fo:font-style="normal" officeooo:rsid="003912f4" officeooo:paragraph-rsid="003ce870" style:font-style-asian="normal" style:font-style-complex="normal"/>
    </style:style>
    <style:style style:name="P20" style:family="paragraph" style:parent-style-name="Text_20_body" style:list-style-name="L1">
      <style:paragraph-properties fo:margin-top="0in" fo:margin-bottom="0in" loext:contextual-spacing="false" fo:line-height="150%"/>
      <style:text-properties fo:font-style="normal" officeooo:rsid="003ee55c" officeooo:paragraph-rsid="003ee55c" style:font-style-asian="normal" style:font-style-complex="normal"/>
    </style:style>
    <style:style style:name="P21" style:family="paragraph" style:parent-style-name="Text_20_body" style:list-style-name="L1">
      <style:paragraph-properties fo:margin-top="0in" fo:margin-bottom="0in" loext:contextual-spacing="false" fo:line-height="150%"/>
      <style:text-properties fo:font-style="normal" officeooo:rsid="003fe6c2" officeooo:paragraph-rsid="003fe6c2" style:font-style-asian="normal" style:font-style-complex="normal"/>
    </style:style>
    <style:style style:name="P22" style:family="paragraph" style:parent-style-name="Text_20_body" style:list-style-name="L1">
      <style:paragraph-properties fo:margin-top="0in" fo:margin-bottom="0in" loext:contextual-spacing="false" fo:line-height="150%"/>
      <style:text-properties fo:font-style="normal" officeooo:rsid="00401cdb" officeooo:paragraph-rsid="00401cdb" style:font-style-asian="normal" style:font-style-complex="normal"/>
    </style:style>
    <style:style style:name="P23" style:family="paragraph" style:parent-style-name="Text_20_body" style:list-style-name="L1">
      <style:paragraph-properties fo:margin-top="0in" fo:margin-bottom="0in" loext:contextual-spacing="false" fo:line-height="150%"/>
      <style:text-properties fo:font-style="normal" officeooo:rsid="00401cdb" officeooo:paragraph-rsid="00507987" style:font-style-asian="normal" style:font-style-complex="normal"/>
    </style:style>
    <style:style style:name="P24" style:family="paragraph" style:parent-style-name="Text_20_body" style:list-style-name="L1">
      <style:paragraph-properties fo:margin-top="0in" fo:margin-bottom="0in" loext:contextual-spacing="false" fo:line-height="150%"/>
      <style:text-properties fo:font-style="normal" officeooo:rsid="0041d399" officeooo:paragraph-rsid="0041d399" style:font-style-asian="normal" style:font-style-complex="normal"/>
    </style:style>
    <style:style style:name="P25" style:family="paragraph" style:parent-style-name="Text_20_body" style:list-style-name="L1">
      <style:paragraph-properties fo:margin-top="0in" fo:margin-bottom="0in" loext:contextual-spacing="false" fo:line-height="150%"/>
      <style:text-properties fo:font-style="normal" officeooo:rsid="00439491" officeooo:paragraph-rsid="00439491" style:font-style-asian="normal" style:font-style-complex="normal"/>
    </style:style>
    <style:style style:name="P26" style:family="paragraph" style:parent-style-name="Text_20_body" style:list-style-name="L1">
      <style:paragraph-properties fo:margin-top="0in" fo:margin-bottom="0in" loext:contextual-spacing="false" fo:line-height="150%"/>
      <style:text-properties officeooo:rsid="003912f4" officeooo:paragraph-rsid="003ce870"/>
    </style:style>
    <style:style style:name="P27" style:family="paragraph" style:parent-style-name="Text_20_body" style:list-style-name="L1">
      <style:paragraph-properties fo:margin-top="0in" fo:margin-bottom="0in" loext:contextual-spacing="false" fo:line-height="150%"/>
      <style:text-properties officeooo:rsid="003ee55c" officeooo:paragraph-rsid="003ee55c"/>
    </style:style>
    <style:style style:name="P28" style:family="paragraph" style:parent-style-name="Text_20_body">
      <style:paragraph-properties fo:margin-top="0in" fo:margin-bottom="0in" loext:contextual-spacing="false" fo:line-height="150%" fo:text-align="center" style:justify-single-word="false"/>
      <style:text-properties fo:font-size="16pt"/>
    </style:style>
    <style:style style:name="P29" style:family="paragraph" style:parent-style-name="Text_20_body">
      <style:paragraph-properties fo:margin-top="0in" fo:margin-bottom="0in" loext:contextual-spacing="false" fo:line-height="150%"/>
    </style:style>
    <style:style style:name="P30" style:family="paragraph" style:parent-style-name="Text_20_body" style:list-style-name="L1">
      <style:paragraph-properties fo:margin-top="0in" fo:margin-bottom="0in" loext:contextual-spacing="false" fo:line-height="150%"/>
    </style:style>
    <style:style style:name="P31" style:family="paragraph" style:parent-style-name="Text_20_body" style:list-style-name="L1">
      <style:paragraph-properties fo:margin-top="0in" fo:margin-bottom="0in" loext:contextual-spacing="false" fo:line-height="150%"/>
      <style:text-properties officeooo:paragraph-rsid="00441096"/>
    </style:style>
    <style:style style:name="P32" style:family="paragraph" style:parent-style-name="Text_20_body" style:list-style-name="L1">
      <style:paragraph-properties fo:margin-top="0in" fo:margin-bottom="0in" loext:contextual-spacing="false" fo:line-height="150%"/>
      <style:text-properties officeooo:paragraph-rsid="001ec277"/>
    </style:style>
    <style:style style:name="P33" style:family="paragraph" style:parent-style-name="Text_20_body" style:list-style-name="L1">
      <style:paragraph-properties fo:margin-top="0in" fo:margin-bottom="0in" loext:contextual-spacing="false" fo:line-height="150%"/>
      <style:text-properties officeooo:paragraph-rsid="0049444c"/>
    </style:style>
    <style:style style:name="P34" style:family="paragraph" style:parent-style-name="Text_20_body">
      <style:paragraph-properties fo:margin-top="0in" fo:margin-bottom="0in" loext:contextual-spacing="false" fo:line-height="150%"/>
      <style:text-properties officeooo:paragraph-rsid="00441096"/>
    </style:style>
    <style:style style:name="P35" style:family="paragraph" style:parent-style-name="Text_20_body" style:list-style-name="L1">
      <style:paragraph-properties fo:margin-top="0in" fo:margin-bottom="0in" loext:contextual-spacing="false" fo:line-height="150%"/>
      <style:text-properties officeooo:rsid="004a1df3" officeooo:paragraph-rsid="004a1df3"/>
    </style:style>
    <style:style style:name="P36" style:family="paragraph" style:parent-style-name="Text_20_body" style:list-style-name="L1">
      <style:paragraph-properties fo:margin-top="0in" fo:margin-bottom="0in" loext:contextual-spacing="false" fo:line-height="150%"/>
      <style:text-properties officeooo:rsid="004d7133" officeooo:paragraph-rsid="004d7133"/>
    </style:style>
    <style:style style:name="P37" style:family="paragraph" style:parent-style-name="Text_20_body" style:list-style-name="L1">
      <style:paragraph-properties fo:margin-top="0in" fo:margin-bottom="0in" loext:contextual-spacing="false" fo:line-height="150%"/>
      <style:text-properties officeooo:rsid="00507987" officeooo:paragraph-rsid="00507987"/>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758fa"/>
    </style:style>
    <style:style style:name="T9" style:family="text">
      <style:text-properties officeooo:rsid="00293ce7"/>
    </style:style>
    <style:style style:name="T10" style:family="text">
      <style:text-properties officeooo:rsid="0032b666"/>
    </style:style>
    <style:style style:name="T11" style:family="text">
      <style:text-properties fo:font-style="normal" style:font-style-asian="normal" style:font-style-complex="normal"/>
    </style:style>
    <style:style style:name="T12" style:family="text">
      <style:text-properties fo:font-style="normal" officeooo:rsid="003912f4" style:font-style-asian="normal" style:font-style-complex="normal"/>
    </style:style>
    <style:style style:name="T13" style:family="text">
      <style:text-properties fo:font-style="normal" officeooo:rsid="003a209e" style:font-style-asian="normal" style:font-style-complex="normal"/>
    </style:style>
    <style:style style:name="T14" style:family="text">
      <style:text-properties fo:font-style="normal" officeooo:rsid="003ce870" style:font-style-asian="normal" style:font-style-complex="normal"/>
    </style:style>
    <style:style style:name="T15" style:family="text">
      <style:text-properties fo:font-style="normal" officeooo:rsid="003ee55c" style:font-style-asian="normal" style:font-style-complex="normal"/>
    </style:style>
    <style:style style:name="T16" style:family="text">
      <style:text-properties fo:font-style="normal" officeooo:rsid="003fe6c2" style:font-style-asian="normal" style:font-style-complex="normal"/>
    </style:style>
    <style:style style:name="T17" style:family="text">
      <style:text-properties fo:font-style="normal" officeooo:rsid="00507987" style:font-style-asian="normal" style:font-style-complex="normal"/>
    </style:style>
    <style:style style:name="T18" style:family="text">
      <style:text-properties officeooo:rsid="0041d133"/>
    </style:style>
    <style:style style:name="T19" style:family="text">
      <style:text-properties officeooo:rsid="00439491"/>
    </style:style>
    <style:style style:name="T20" style:family="text">
      <style:text-properties officeooo:rsid="00441096"/>
    </style:style>
    <style:style style:name="T21" style:family="text">
      <style:text-properties officeooo:rsid="0045350b"/>
    </style:style>
    <style:style style:name="T22" style:family="text">
      <style:text-properties officeooo:rsid="0046ebc2"/>
    </style:style>
    <style:style style:name="T23" style:family="text">
      <style:text-properties officeooo:rsid="0049444c"/>
    </style:style>
    <style:style style:name="T24" style:family="text">
      <style:text-properties officeooo:rsid="004a1df3"/>
    </style:style>
    <style:style style:name="T25" style:family="text">
      <style:text-properties officeooo:rsid="004a9878"/>
    </style:style>
    <style:style style:name="T26" style:family="text">
      <style:text-properties officeooo:rsid="004d7133"/>
    </style:style>
    <style:style style:name="T27" style:family="text">
      <style:text-properties officeooo:rsid="004f4806"/>
    </style:style>
    <style:style style:name="T28" style:family="text">
      <style:text-properties officeooo:rsid="0050798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Web Component Presentation</text:p>
      <text:p text:style-name="P29"/>
      <text:list xml:id="list3357290798" text:style-name="L1">
        <text:list-item>
          <text:p text:style-name="P30">Web Components: Use the Platform</text:p>
          <text:list>
            <text:list-item>
              <text:p text:style-name="P30"><text:span text:style-name="T1">T</text:span>hank you to everyone for giving me your time and attention today. I’m excited to explain to everyone today what web components are and why we should adopt the technology.<text:span text:style-name="T23"> </text:span></text:p>
              <text:p text:style-name="P30"/>
            </text:list-item>
          </text:list>
        </text:list-item>
        <text:list-item>
          <text:p text:style-name="P30">Good ideas get standardized</text:p>
          <text:list>
            <text:list-item>
              <text:p text:style-name="P31"><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20">Now that an interface exists we can code to that interface instead of directly using concrete classes allowing us to switch between ORM implementations without re-writing any code.</text:span></text:p>
              <text:p text:style-name="P31"/>
            </text:list-item>
            <text:list-item>
              <text:p text:style-name="P33"><text:span text:style-name="T20">Using a JavaScript library to make development easier is a good idea. The current version of the website was written using jQuery and when it was written jQuery was a good idea. Since then the good ideas from jQuery were standardized into various web APIs(</text:span><text:a xlink:type="simple" xlink:href="http://youmightnotneedjquery.com/" text:style-name="Internet_20_link" text:visited-style-name="Visited_20_Internet_20_Link"><text:span text:style-name="T20">http://youmightnotneedjquery.com/</text:span></text:a><text:span text:style-name="T20">). Using the APIs provided by the Web Platform instead of the jQuery library we can make our applications smaller and faster because the we ship less code to the client and the underlying implementation of these APIs exists within the browser engine’s code. Using web APIs also allows us to write JavaScript instead of jQuery which has becomes almost like a completely separate language.</text:span></text:p>
            </text:list-item>
          </text:list>
        </text:list-item>
      </text:list>
      <text:p text:style-name="P34"/>
      <text:list xml:id="list140017404581509" text:continue-numbering="true" text:style-name="L1">
        <text:list-item>
          <text:list>
            <text:list-item>
              <text:p text:style-name="P32"><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text:span text:style-name="T21">The downside is that </text:span>the components made using these frameworks can only work within their own respective framework as in a Vue component can only exist in a Vue application. <text:span text:style-name="T21">To avoid being trapped we need to </text:span><text:soft-page-break/><text:span text:style-name="T21">use the platform. The Web Platform has standardized a way to create custom HTML tags which is supported by every major browser on the market today. These custom HTML tags are called web components.</text:span></text:p>
              <text:p text:style-name="P32"/>
            </text:list-item>
          </text:list>
        </text:list-item>
        <text:list-item>
          <text:p text:style-name="P30"><text:span text:style-name="T23">W</text:span>hat are web components?</text:p>
          <text:list>
            <text:list-item>
              <text:p text:style-name="P1">Before the Web Component standards existed <text:span text:style-name="T3">we </text:span>could only use the HTML tags that were standardized by the W3C and provided to us by the browser. Now the Web Platform has defined a way for developers to create custom HTML tags. <text:span text:style-name="T4">This is made possible through three HTML standards (Custom Elements, Shadow DOM, HTML Template) and one JavaScript standard (ES Modules). </text:span></text:p>
              <text:p text:style-name="P1"/>
            </text:list-item>
            <text:list-item>
              <text:p text:style-name="P1"><text:span text:style-name="T4">So simply put web components are custom HTML tags and because there are real HTML elements they can be used anywhere HTML is used(</text:span><text:a xlink:type="simple" xlink:href="https://custom-elements-everywhere.com/" text:style-name="Internet_20_link" text:visited-style-name="Visited_20_Internet_20_Link"><text:span text:style-name="T4">https://custom-elements-everywhere.com/</text:span></text:a><text:span text:style-name="T4">).</text:span></text:p>
              <text:p text:style-name="P1"/>
            </text:list-item>
          </text:list>
        </text:list-item>
        <text:list-item>
          <text:p text:style-name="P2">Timeline</text:p>
          <text:list>
            <text:list-item>
              <text:p text:style-name="P3"><text:span text:style-name="T5">2011 </text:span>Alex Russell first described the <text:span text:style-name="T5">concept of web components in a formal presentation.</text:span></text:p>
              <text:p text:style-name="P3"/>
            </text:list-item>
            <text:list-item>
              <text:p text:style-name="P4">May 22<text:span text:style-name="T6">nd</text:span> 2012 the first draft of the Web Component standards was published.</text:p>
              <text:p text:style-name="P4"/>
            </text:list-item>
            <text:list-item>
              <text:p text:style-name="P4">In 2013 and 2014 JavaScript frameworks were created that could mimicked the web component concept <text:span text:style-name="T7">but are not actual HTML elements.</text:span></text:p>
              <text:p text:style-name="P4"/>
            </text:list-item>
            <text:list-item>
              <text:p text:style-name="P5">On May 11<text:span text:style-name="T6">th</text:span> 2017 the <text:span text:style-name="T7">web component </text:span>polyfill<text:span text:style-name="T7">s</text:span> w<text:span text:style-name="T7">ere</text:span> released. <text:span text:style-name="T22">These are JavaScript implementations of the APIs described by the Web Components Standards which allow web components to work in browsers, like Internet Explorer, that don’t support the standards.</text:span></text:p>
              <text:p text:style-name="P5"/>
            </text:list-item>
            <text:list-item>
              <text:p text:style-name="P6">From then on <text:span text:style-name="T8">modern </text:span>browsers started to develop support for the Web Component standards and today it is supported across 100% of modern browsers.</text:p>
            </text:list-item>
          </text:list>
        </text:list-item>
      </text:list>
      <text:p text:style-name="P7"/>
      <text:p text:style-name="P7"/>
      <text:p text:style-name="P7"><text:soft-page-break/></text:p>
      <text:list xml:id="list140018029542973" text:continue-numbering="true" text:style-name="L1">
        <text:list-item>
          <text:p text:style-name="P8"><text:span text:style-name="T23">Code examples (Slide 5 &amp; 6)</text:span></text:p>
          <text:list>
            <text:list-item>
              <text:p text:style-name="P9"><text:span text:style-name="T23">This is an example of a web component built without using a JavaScript library. We’re all familiar with the info-box because it’s </text:span>currently being used on our production website.</text:p>
              <text:list>
                <text:list-item>
                  <text:p text:style-name="P35">HTMLElement – base class</text:p>
                </text:list-item>
                <text:list-item>
                  <text:p text:style-name="P35">connectedCallback – lifecycle hook</text:p>
                </text:list-item>
                <text:list-item>
                  <text:p text:style-name="P35">shadowRoot – encapsulation</text:p>
                </text:list-item>
              </text:list>
              <text:p text:style-name="P8"/>
            </text:list-item>
            <text:list-item>
              <text:p text:style-name="P10">This is an example of the same info-box component using open recommendations<text:span text:style-name="T24">(</text:span><text:a xlink:type="simple" xlink:href="https://open-wc.org/" text:style-name="Internet_20_link" text:visited-style-name="Visited_20_Internet_20_Link"><text:span text:style-name="T24">https://open-wc.org/</text:span></text:a><text:span text:style-name="T24">)</text:span> and best practices. Th<text:span text:style-name="T9">is</text:span> component <text:span text:style-name="T9">extends from LitElement which is a web component wrapper around the lit-html library which is a extremely small and fast template library. LitElement abstracts developers from the boiler plate code and provides data binding and template rendering that out performs virtual DOMs used by JavaScript libraries like React and Vue. Lit-html is about 1.7Kb, Vue is about 30 Kb and <text:s/>jQuery which is around 97.85Kb. Leveraging the platform allows our applications will be smaller and faster.</text:span></text:p>
              <text:p text:style-name="P10"/>
            </text:list-item>
          </text:list>
        </text:list-item>
        <text:list-item>
          <text:p text:style-name="P11">Common arguments.</text:p>
          <text:list>
            <text:list-item>
              <text:p text:style-name="P13">“<text:span text:style-name="T25">Web components don’t work in IE.”</text:span></text:p>
              <text:list>
                <text:list-item>
                  <text:p text:style-name="P13"><text:s/>Though Internet Explorer will never support the Web Component standards there are polyfills <text:span text:style-name="T25">that are served only to </text:span>non-compliant browsers. <text:span text:style-name="T25">We’ve had been using web components in our site for over half a year and they work just fine in IE.</text:span></text:p>
                </text:list-item>
              </text:list>
              <text:p text:style-name="P12"/>
            </text:list-item>
            <text:list-item>
              <text:p text:style-name="P15">“<text:span text:style-name="T25">The APIs are too verbose.”</text:span></text:p>
              <text:list>
                <text:list-item>
                  <text:p text:style-name="P15"><text:span text:style-name="T10">LitElement abstracts us from the low level APIs.</text:span></text:p>
                </text:list-item>
              </text:list>
              <text:p text:style-name="P14"/>
            </text:list-item>
            <text:list-item>
              <text:p text:style-name="P17">“<text:span text:style-name="T25">If we’re going to use a library we might as well use what’s provided by the JavaScript framework we choose.”</text:span></text:p>
              <text:list>
                <text:list-item>
                  <text:p text:style-name="P17">LitElement is <text:span text:style-name="T25">smaller and faster.</text:span></text:p>
                </text:list-item>
                <text:list-item>
                  <text:p text:style-name="P36">We don’t need to choose a JavaScript framework.</text:p>
                </text:list-item>
              </text:list>
              <text:p text:style-name="P16"/>
            </text:list-item>
            <text:list-item>
              <text:p text:style-name="P16"><text:soft-page-break/>“<text:span text:style-name="T26">It’s not stable enough.”</text:span></text:p>
              <text:list>
                <text:list-item>
                  <text:p text:style-name="P16">The Web Component standards are supported by 100% of major browsers<text:span text:style-name="T26">(</text:span><text:a xlink:type="simple" xlink:href="https://www.webcomponents.org/" text:style-name="Internet_20_link" text:visited-style-name="Visited_20_Internet_20_Link">https://www.webcomponents.org/</text:a><text:span text:style-name="T26">).</text:span></text:p>
                </text:list-item>
              </text:list>
              <text:p text:style-name="P16"/>
            </text:list-item>
            <text:list-item>
              <text:p text:style-name="P16">“<text:span text:style-name="T26">We can’t rely on standards.”</text:span></text:p>
              <text:list>
                <text:list-item>
                  <text:p text:style-name="P16"><text:span text:style-name="T26">We already are. HTML tags are defined by web standards and implemented by browsers. Now the Web Platform provides a way to create custom HTML tags.</text:span></text:p>
                </text:list-item>
              </text:list>
              <text:p text:style-name="P16"><text:span text:style-name="T12"/></text:p>
            </text:list-item>
          </text:list>
        </text:list-item>
        <text:list-item>
          <text:p text:style-name="P18">Web Components vs Vue Components</text:p>
          <text:list>
            <text:list-item>
              <text:p text:style-name="P19">Here’s <text:span text:style-name="T27">a </text:span>code <text:span text:style-name="T27">comparison between a web component and a Vue component.</text:span></text:p>
              <text:list>
                <text:list-item>
                  <text:p text:style-name="P26"><text:span text:style-name="T13">Web components follow the normal development patterns that are seen in languages like Java.</text:span><text:span text:style-name="T14"> D</text:span><text:span text:style-name="T13">ependencies are imported at the top, </text:span><text:span text:style-name="T14">each element is an instance of a class, an extends keyword is used for inheritance, the web component has methods instead of functions. A Vue component is</text:span><text:span text:style-name="T15">n’t a class. It’s</text:span><text:span text:style-name="T14"> a specific file type that </text:span><text:span text:style-name="T15">needs to be</text:span><text:span text:style-name="T14"> processed by </text:span><text:span text:style-name="T15">Vue’s build tools. The logic is written as JSON. It’s not intuitive how dependencies are declared or how to extend another Vue component.</text:span></text:p>
                  <text:p text:style-name="P26"><text:span text:style-name="T15"/></text:p>
                </text:list-item>
                <text:list-item>
                  <text:p text:style-name="P20">Since web components are a standardized technology no plugins are required. Vue needs an IDE plugin for text completion and highlighting. It also needs a browser plugins for debugging.</text:p>
                  <text:p text:style-name="P20"/>
                </text:list-item>
                <text:list-item>
                  <text:p text:style-name="P20">Also since web components are a standardized technology it works well with other native API where a Vue component does not.</text:p>
                  <text:p text:style-name="P20"/>
                </text:list-item>
                <text:list-item>
                  <text:p text:style-name="P20">A web component will work with any framework. A Vue component will only work in a Vue application. If we decide to change frameworks in the future all the Vue components will need to be rewritten.</text:p>
                  <text:p text:style-name="P20"/>
                </text:list-item>
                <text:list-item>
                  <text:p text:style-name="P27"><text:span text:style-name="T11">Web components are encapsulated preventing unintended side effects from other scripts and styles loaded in the page meaning that the web component will look and behave as it was designed to no matter what application it is used in. A Vue component is not encapsulated and gets affect</text:span><text:span text:style-name="T16">ed from other styles and scripts </text:span><text:soft-page-break/><text:span text:style-name="T16">loaded on the page so there is no guarantee that the compo</text:span><text:span text:style-name="T17">n</text:span><text:span text:style-name="T16">ent will look and behave as designed.</text:span></text:p>
                  <text:p text:style-name="P27"><text:span text:style-name="T16"/></text:p>
                </text:list-item>
                <text:list-item>
                  <text:p text:style-name="P37"><text:span text:style-name="T16">A </text:span><text:span text:style-name="T11">Vue component can only exist in a Vue application. A web component can exist anywhere HTML can be used.</text:span></text:p>
                  <text:p text:style-name="P37"><text:span text:style-name="T11"/></text:p>
                </text:list-item>
                <text:list-item>
                  <text:p text:style-name="P21">A web component is a real HTML element. It gets rendered in the DOM exactly how it was written. A vue component is not a HTML element what gets rendered in the DOM is very different form the custom tag that was used in development.</text:p>
                  <text:p text:style-name="P21"/>
                </text:list-item>
              </text:list>
            </text:list-item>
          </text:list>
        </text:list-item>
        <text:list-item>
          <text:p text:style-name="P21">Who is using web components.</text:p>
          <text:list>
            <text:list-item>
              <text:p text:style-name="P23">The Web Component standards have already been adopted by enterprise level companies that use web components to build their applications and build entire design systems around the standards. We’ve all heard of at least one of the companies listed on this slide. </text:p>
              <text:p text:style-name="P23"/>
            </text:list-item>
            <text:list-item>
              <text:p text:style-name="P23">The standards have been adopted by the open source community which publish best practices and maintain useful build tools. </text:p>
              <text:p text:style-name="P23"/>
            </text:list-item>
            <text:list-item>
              <text:p text:style-name="P23">Even JavaScript framework are starting to migrate to web components<text:span text:style-name="T28">(</text:span><text:a xlink:type="simple" xlink:href="https://vuejsdevelopers.com/2018/05/21/vue-js-web-component/" text:style-name="Internet_20_link" text:visited-style-name="Visited_20_Internet_20_Link"><text:span text:style-name="T28">https://vuejsdevelopers.com/2018/05/21/vue-js-web-component/</text:span></text:a><text:span text:style-name="T28">)</text:span>.</text:p>
              <text:p text:style-name="P22"/>
            </text:list-item>
          </text:list>
        </text:list-item>
        <text:list-item>
          <text:p text:style-name="P22">Why use web components?</text:p>
          <text:list>
            <text:list-item>
              <text:p text:style-name="P22"><text:span text:style-name="T18">Adopting the </text:span>Web <text:span text:style-name="T18">C</text:span>omponent <text:span text:style-name="T18">standards is</text:span> the safest technology choice. It’s a standard<text:span text:style-name="T18">ized</text:span> technology, a recommended practice by the W3C, supported be every major browser, <text:span text:style-name="T18">and adopted by enterprise level companies. The Web Component standards are going to be around for a long, long time which means we won’t have to spend time and money re-writing our front end components in a few years. Web components are also framework-agnostic meaning that they will work with whatever technologies we decide to use. Web components are encapsulated so they will look and function as designed. Also Web components have already been proven to work for us. We’ve had web components deployed on our production site since march second 2020.</text:span></text:p>
            </text:list-item>
            <text:list-item>
              <text:p text:style-name="P24"><text:soft-page-break/>Web components out perform components built with JavaScript frameworks like Vue. We don’t need to send a big JavaScript library to the client because the API is implemented in the browser’s code which is faster than JavaScript.</text:p>
            </text:list-item>
            <text:list-item>
              <text:p text:style-name="P24">Web components also have a smaller learning curve. They are HTML elements and we already know have to use HTML. We don’t need browser or IDE plugins which means we won’t get bogged down by tooling. They can be versioned and distributed by a package management tool. We’re already using NPM for development dependencies so why not use it for out production dependencies as well. Copying and pasting code is a hassle and its error prone. Web components are self descriptive. It is a headache to read through a chuck of nested DIV elements and ma<text:span text:style-name="T19">p</text:span> ids and css class names to external files. Web components are self contained so <text:span text:style-name="T19">all the code, mark up, and styles are in one place meaning a</text:span>pplication developers don’t need to worry about loading the external scripts and styles that a component needs to look and function as designed. </text:p>
            </text:list-item>
            <text:list-item>
              <text:p text:style-name="P25">Since web components are single units they can be unit tested and documented. This is going to reduce bugs going into production, we’ll catch bugs sooner, and it will provide a stable API for behavior testing.</text:p>
            </text:list-item>
            <text:list-item>
              <text:p text:style-name="P25">There is a huge selection of 3<text:span text:style-name="T6">rd</text:span> party components that we can leverage which reduces the work we have to do. Why would we re-invent the wheel?</text:p>
            </text:list-item>
            <text:list-item>
              <text:p text:style-name="P25">Web components are also the path of least resistance. We already have a project set up. We already have a build process set up for the website. We’re already using web components in our production website. We have team members who are already experienced with the technology including one with years of <text:s/>professional experience. No one has any professional experience with Vue. Code reviews are already set up for the project. The nexus server is already set up for publishing and distributing web components. There is already a development guide and training exercises available which we will go through right now. (click link and go through development guid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8-20T14:00:16.228673132</dc:date>
    <meta:editing-duration>PT2H8M30S</meta:editing-duration>
    <meta:editing-cycles>23</meta:editing-cycles>
    <meta:generator>LibreOffice/6.0.7.3$Linux_X86_64 LibreOffice_project/00m0$Build-3</meta:generator>
    <meta:document-statistic meta:table-count="0" meta:image-count="0" meta:object-count="0" meta:page-count="6" meta:paragraph-count="54" meta:word-count="1759" meta:character-count="10549" meta:non-whitespace-character-count="8886"/>
  </office:meta>
</office:document-meta>
</file>